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c764f" officeooo:paragraph-rsid="000c764f"/>
    </style:style>
    <style:style style:name="P4" style:family="paragraph" style:parent-style-name="Text_20_body" style:list-style-name="L2">
      <style:text-properties officeooo:rsid="001533dc" officeooo:paragraph-rsid="001533dc"/>
    </style:style>
    <style:style style:name="T1" style:family="text">
      <style:text-properties fo:font-variant="small-caps"/>
    </style:style>
    <style:style style:name="T2" style:family="text">
      <style:text-properties style:text-position="super 58%"/>
    </style:style>
    <style:style style:name="T3" style:family="text">
      <style:text-properties officeooo:rsid="000e9262"/>
    </style:style>
    <style:style style:name="T4" style:family="text">
      <style:text-properties officeooo:rsid="0012b83e"/>
    </style:style>
    <style:style style:name="T5" style:family="text">
      <style:text-properties officeooo:rsid="001723db"/>
    </style:style>
    <style:style style:name="T6" style:family="text">
      <style:text-properties officeooo:rsid="002103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3:1-14</text:h>
      <text:h text:style-name="Heading_20_2" text:outline-level="2"><text:bookmark text:name="en-GNT-3334"/>The Religious Festivals <text:span text:style-name="T4">(1-4)</text:span></text:h>
      <text:list xml:id="list2639519171" text:style-name="L1">
        <text:list-item>
          <text:p text:style-name="P1">The <text:span text:style-name="T1">Lord</text:span> gave Moses the following regulations for the religious festivals, when the people of Israel are to gather for worship. You have six days in which to do your work, but remember that the seventh day, the Sabbath, is a day of rest. On that day do not work, but gather for worship. The Sabbath belongs to the <text:span text:style-name="T1">Lord</text:span>, no matter where you live. Proclaim the following festivals at the appointed times.</text:p>
        </text:list-item>
        <text:list-item>
          <text:p text:style-name="P3">The sabbath day (the 7<text:span text:style-name="T2">th</text:span> day of the week) is for rest, that day was for the Lord to praise and worship him. <text:span text:style-name="T3">This regulation just hit me deep, of late the seventh day which is my Sunday hasn’t been dedicated to the Lord, I need to restore that in my life and rest on that day. The rest is good for me.</text:span></text:p>
        </text:list-item>
      </text:list>
      <text:h text:style-name="Heading_20_2" text:outline-level="2"><text:bookmark text:name="en-GNT-3338"/>Passover and Unleavened Bread <text:span text:style-name="T4">(5-14)</text:span></text:h>
      <text:list xml:id="list3696974833" text:style-name="L2">
        <text:list-item>
          <text:p text:style-name="P2">The Passover, celebrated to honor the <text:span text:style-name="T1">Lord</text:span>, begins at sunset on the fourteenth day of the first month. On the fifteenth day the Festival of Unleavened Bread begins, and for seven days you must not eat any bread made with yeast. On the first of these days you shall gather for worship and do none of your daily work. Offer your food offerings to the <text:span text:style-name="T1">Lord</text:span> for seven days. On the seventh day you shall again gather for worship, but you shall do none of your daily work. When you come into the land that the <text:span text:style-name="T1">Lord</text:span> is giving you and you harvest your grain, take the first sheaf to the priest. He shall present it as a special offering to the <text:span text:style-name="T1">Lord</text:span>, so that you may be accepted. The priest shall present it the day after the Sabbath. <text:bookmark text:name="en-GNT-3344"/>On the day you present the offering of grain, also sacrifice as a burnt offering a one-year-old male lamb that has no defects. <text:bookmark text:name="en-GNT-3345"/>With it you shall present four pounds of flour mixed with olive oil as a food offering. The odor of this offering is pleasing to the <text:span text:style-name="T1">Lord</text:span>. You shall also present with it an offering of one quart of wine. <text:bookmark text:name="en-GNT-3346"/>Do not eat any of the new grain, whether raw, roasted, or baked into bread, until you have brought this offering to God. This regulation is to be observed by all your descendants for all time to come.</text:p>
        </text:list-item>
        <text:list-item>
          <text:p text:style-name="P4">The Passover and the Unleavened Bread festival<text:span text:style-name="T5">s</text:span> <text:span text:style-name="T5">are celebrated to</text:span> honour the Lord. It is seven days long and the regulations are stipulated in the passage abov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0T22:55:54.392879545</meta:creation-date>
    <dc:date>2022-04-10T23:11:35.980604585</dc:date>
    <meta:editing-duration>PT15M36S</meta:editing-duration>
    <meta:editing-cycles>11</meta:editing-cycles>
    <meta:generator>LibreOffice/6.4.7.2$Linux_X86_64 LibreOffice_project/40$Build-2</meta:generator>
    <meta:document-statistic meta:table-count="0" meta:image-count="0" meta:object-count="0" meta:page-count="1" meta:paragraph-count="7" meta:word-count="418" meta:character-count="2206" meta:non-whitespace-character-count="1799"/>
  </office:meta>
</office:document-meta>
</file>